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IntenseReference" style:family="text">
      <style:text-properties fo:font-weight="bold" style:font-weight-asian="bold" style:font-weight-complex="normal" fo:font-variant="normal" fo:color="#2F5496" fo:letter-spacing="normal"/>
    </style:style>
    <style:style style:name="T3" style:parent-style-name="IntenseReference" style:family="text">
      <style:text-properties fo:font-weight="bold" style:font-weight-asian="bold" style:font-weight-complex="normal" fo:font-variant="normal" fo:color="#2F5496" fo:letter-spacing="-0.0069in"/>
    </style:style>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office:automatic-styles>
  <office:body>
    <office:text text:use-soft-page-breaks="true">
      <text:h text:style-name="P1" text:outline-level="1"><text:span text:style-name="T2">Pharmacy Contrac</text:span><text:span text:style-name="T3">t Migration Changes</text:span></text:h>
      <text:h text:style-name="Heading2" text:outline-level="2">November 2023</text:h>
      <text:p text:style-name="Normal"/>
      <text:p text:style-name="Normal">The<text:s/>Pharmacy Contract report<text:s/>was previously published on the NHSBSA Information Services Portal. <text:s/>It has been migrated to the NHSBSA Open Data Portal<text:s/>on the new<text:s/><text:a xlink:href="https://opendata.nhsbsa.net/dataset/pharmacy-contract-fp57-refunds" office:target-frame-name="_top" xlink:show="replace"><text:span text:style-name="Hyperlink">Pharmacy Contract – FP57 refunds page</text:span></text:a>. <text:s/></text:p>
      <text:p text:style-name="Normal">This dataset was previously named<text:s/>‘Pharmacy Contract’<text:s/>when it was published on the NHSBSA Information Services Portal. <text:s/>It is<text:s/>called ‘Pharmacy Contract – FP57 refunds’ now that it is published on the Open Data Portal. <text:s/>This change has been applied as the data now only contains information relating to FP57 refunds.</text:p>
      <text:p text:style-name="Normal">Specifically, the Pharmacy Contract - FP57 refunds dataset<text:s/>now<text:s/>shows the total payment amount for FP57 refunds pharmacy contract payments and the total number of pharmacies receiving FP57 refunds pharmacy contract payments for each Integrated Care Board (ICB). This data is published monthly.</text:p>
      <text:p text:style-name="Normal">The<text:s/>other<text:s/>following changes have made to the dataset:</text:p>
      <text:list text:style-name="LFO2" text:continue-numbering="true">
        <text:list-item>
          <text:p text:style-name="P4">All columns relating to practice payments, establishment payments, repeat dispensing, MURs and ETP allowance have been removed as data is now not captured<text:s/>on these services by the NHSBSA.</text:p>
        </text:list-item>
        <text:list-item>
          <text:p text:style-name="P5">The column previously titled<text:s/>‘Disp<text:s/>date’<text:s/>has been changed to<text:s/>‘YEAR_MONTH’<text:s/>and<text:s/>the<text:s/>data format<text:s/>in this column has been changed to the standard year month<text:s/>format<text:s/>e.g.<text:s/>May-23 becomes 202305.</text:p>
        </text:list-item>
        <text:list-item>
          <text:p text:style-name="P6">The columns titled<text:s/>SICBL name and SICBL code<text:s/>have changed<text:s/>to ICB_NAME<text:s/>and ICB_CODE<text:s/>as they were<text:s/>incorrectly titled.</text:p>
        </text:list-item>
        <text:list-item>
          <text:p text:style-name="P7">The use of the abbreviations AMT for AMOUNT and CNT for COUNT have been removed. <text:s/>The full word is now used e.g. COUNT</text:p>
        </text:list-item>
        <text:list-item>
          <text:p text:style-name="P8">All column titles have been capitalised and spaces have been<text:s/>replaced with an<text:s/>underscore to meet open data standards.</text:p>
        </text:list-item>
        <text:list-item>
          <text:p text:style-name="P9">The name of the file when downloaded<text:s/>is pharmacy_contract_yyyymm e.g. pharmacy_contract_202308<text:s/>rather than Pharmacy_Pharmacy_mmmm e.g. Pharmacy_Pharmacy_August</text:p>
        </text:list-item>
        <text:list-item>
          <text:p text:style-name="P10">It is no longer possible to download this data in the .xlsx and .pdf formats. <text:s/>The format is now .csv only.</text:p>
        </text:list-item>
        <text:list-item>
          <text:p text:style-name="P11">The Open Data Portal does not require authorised or guest login – the data can be accessed directly<text:s/>at<text:s/>the<text:s/><text:a xlink:href="https://opendata.nhsbsa.net/dataset/pharmacy-contract-fp57-refunds" office:target-frame-name="_top" xlink:show="replace"><text:span text:style-name="Hyperlink">Pharmacy Contract – FP57 refunds page</text:span></text:a>.<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font-weight="bold" style:font-weight-asian="bold" fo:color="#2F5496"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font-weight="bold" style:font-weight-asian="bold" fo:color="#2F5496"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font-weight="bold" style:font-weight-asian="bold" fo:color="#1F3763" style:font-size-complex="12pt" fo:hyphenate="false"/>
    </style:style>
    <style:style style:name="Normal" style:display-name="Normal" style:family="paragraph">
      <style:text-properties style:font-name="Arial" fo:font-size="12pt" style:font-size-asian="12pt"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complex="Calibri" style:letter-kerning="false" fo:hyphenate="false"/>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fo:color="#2F5496" fo:font-size="18pt" style:font-size-asian="18pt" style:font-size-complex="16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fo:color="#2F5496" fo:font-size="14pt" style:font-size-asian="14pt" style:font-size-complex="13pt"/>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fo:color="#1F3763" fo:font-size="12pt" style:font-size-asian="12pt" style:font-size-complex="12pt"/>
    </style:style>
    <style:style style:name="Title" style:display-name="Title" style:family="paragraph" style:parent-style-name="Normal" style:next-style-name="Normal">
      <style:paragraph-properties style:contextual-spacing="true" fo:margin-bottom="0in" fo:line-height="100%"/>
      <style:text-properties style:font-name-asian="Times New Roman" style:font-name-complex="Times New Roman" fo:font-weight="bold" style:font-weight-asian="bold" fo:color="#2F5496" fo:letter-spacing="-0.0069in" style:letter-kerning="true" fo:font-size="24pt" style:font-size-asian="24pt" style:font-size-complex="28pt" fo:hyphenate="false"/>
    </style:style>
    <style:style style:name="TitleChar" style:display-name="Title Char" style:family="text" style:parent-style-name="DefaultParagraphFont">
      <style:text-properties style:font-name="Arial" style:font-name-asian="Times New Roman" style:font-name-complex="Times New Roman" fo:font-weight="bold" style:font-weight-asian="bold" fo:color="#2F5496" fo:letter-spacing="-0.0069in" style:letter-kerning="true" fo:font-size="24pt" style:font-size-asian="24pt" style:font-size-complex="28pt"/>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fo:font-size="12pt" style:font-size-asian="12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Header"><draw:frame draw:z-index="251658240" draw:style-name="a0" draw:name="Picture 3" text:anchor-type="paragraph" svg:x="-0.98958in" svg:y="-0.4875in" svg:width="8.26487in" svg:height="1.86614in" style:rel-width="scale" style:rel-height="scale"><draw:image xlink:href="media/image1.jpe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ul Westrip</meta:initial-creator>
    <dc:creator>Paul Westrip</dc:creator>
    <meta:creation-date>2023-11-23T09:24:00Z</meta:creation-date>
    <dc:date>2023-11-23T09:24:00Z</dc:date>
    <meta:template xlink:href="Normal.dotm" xlink:type="simple"/>
    <meta:editing-cycles>2</meta:editing-cycles>
    <meta:editing-duration>PT0S</meta:editing-duration>
    <meta:document-statistic meta:page-count="1" meta:paragraph-count="4" meta:word-count="331" meta:character-count="2220" meta:row-count="15" meta:non-whitespace-character-count="1893"/>
  </office:meta>
</office:document-meta>
</file>